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];&quot; &quot;;[.I2];&quot; &quot;;[.J2];&quot; &quot;;[.K2];&quot; &quot;;[.L2])" office:value-type="string" office:string-value="no next yellow public plan" calcext:value-type="string">
            <text:p>no next yellow public plan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3];&quot; &quot;;[.I3];&quot; &quot;;[.J3];&quot; &quot;;[.K3];&quot; &quot;;[.L3])" office:value-type="string" office:string-value="a average old preventative man" calcext:value-type="string">
            <text:p>a average old preventative man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4];&quot; &quot;;[.I4];&quot; &quot;;[.J4];&quot; &quot;;[.K4];&quot; &quot;;[.L4])" office:value-type="string" office:string-value="the perfect fast religious rock" calcext:value-type="string">
            <text:p>the perfect fast religious rock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5];&quot; &quot;;[.I5];&quot; &quot;;[.J5];&quot; &quot;;[.K5];&quot; &quot;;[.L5])" office:value-type="string" office:string-value="those average emotional federal space" calcext:value-type="string">
            <text:p>those average emotional federal spac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6];&quot; &quot;;[.I6];&quot; &quot;;[.J6];&quot; &quot;;[.K6];&quot; &quot;;[.L6])" office:value-type="string" office:string-value="no first hairy nuclear plan" calcext:value-type="string">
            <text:p>no first hairy nuclear pla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7];&quot; &quot;;[.I7];&quot; &quot;;[.J7];&quot; &quot;;[.K7];&quot; &quot;;[.L7])" office:value-type="string" office:string-value="another correct old local world" calcext:value-type="string">
            <text:p>another correct old local world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8];&quot; &quot;;[.I8];&quot; &quot;;[.J8];&quot; &quot;;[.K8];&quot; &quot;;[.L8])" office:value-type="string" office:string-value="my perfect horrendous medical world" calcext:value-type="string">
            <text:p>my perfect horrendous medical world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9];&quot; &quot;;[.I9];&quot; &quot;;[.J9];&quot; &quot;;[.K9];&quot; &quot;;[.L9])" office:value-type="string" office:string-value="no perfect emotional religious plan" calcext:value-type="string">
            <text:p>no perfect emotional religious plan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0];&quot; &quot;;[.I10];&quot; &quot;;[.J10];&quot; &quot;;[.K10];&quot; &quot;;[.L10])" office:value-type="string" office:string-value="many important? horrendous nuclear tree" calcext:value-type="string">
            <text:p>many important? horrendous nuclear tree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11];&quot; &quot;;[.I11];&quot; &quot;;[.J11];&quot; &quot;;[.K11];&quot; &quot;;[.L11])" office:value-type="string" office:string-value="many rare hairy local house" calcext:value-type="string">
            <text:p>many rare hairy local house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12];&quot; &quot;;[.I12];&quot; &quot;;[.J12];&quot; &quot;;[.K12];&quot; &quot;;[.L12])" office:value-type="string" office:string-value="no only old emotional house" calcext:value-type="string">
            <text:p>no only old emotional house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3];&quot; &quot;;[.I13];&quot; &quot;;[.J13];&quot; &quot;;[.K13];&quot; &quot;;[.L13])" office:value-type="string" office:string-value="any partial round public color" calcext:value-type="string">
            <text:p>any partial round public color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14];&quot; &quot;;[.I14];&quot; &quot;;[.J14];&quot; &quot;;[.K14];&quot; &quot;;[.L14])" office:value-type="string" office:string-value="a different old medical man" calcext:value-type="string">
            <text:p>a different old medical man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5];&quot; &quot;;[.I15];&quot; &quot;;[.J15];&quot; &quot;;[.K15];&quot; &quot;;[.L15])" office:value-type="string" office:string-value="a important? smart medical tree" calcext:value-type="string">
            <text:p>a important? smart medical tree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16];&quot; &quot;;[.I16];&quot; &quot;;[.J16];&quot; &quot;;[.K16];&quot; &quot;;[.L16])" office:value-type="string" office:string-value="many pure hairy Canadian rock" calcext:value-type="string">
            <text:p>many pure hairy Canadian rock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7];&quot; &quot;;[.I17];&quot; &quot;;[.J17];&quot; &quot;;[.K17];&quot; &quot;;[.L17])" office:value-type="string" office:string-value="any pure lumpy Canadian space" calcext:value-type="string">
            <text:p>any pure lumpy Canadian space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18];&quot; &quot;;[.I18];&quot; &quot;;[.J18];&quot; &quot;;[.K18];&quot; &quot;;[.L18])" office:value-type="string" office:string-value="many extra lovely Canadian device" calcext:value-type="string">
            <text:p>many extra lovely Canadian device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19];&quot; &quot;;[.I19];&quot; &quot;;[.J19];&quot; &quot;;[.K19];&quot; &quot;;[.L19])" office:value-type="string" office:string-value="the major lovely local parade" calcext:value-type="string">
            <text:p>the major lovely local parade</text:p>
          </table:table-cell>
        </table:table-row>
        <table:table-row table:style-name="ro1">
          <table:table-cell/>
          <table:table-cell office:value-type="string" calcext:value-type="string">
            <text:p>only</text:p>
          </table:table-cell>
          <table:table-cell table:number-columns-repeated="5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20];&quot; &quot;;[.I20];&quot; &quot;;[.J20];&quot; &quot;;[.K20];&quot; &quot;;[.L20])" office:value-type="string" office:string-value="my basic dangerous religious man" calcext:value-type="string">
            <text:p>my basic dangerous religious man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number-columns-repeated="5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21];&quot; &quot;;[.I21];&quot; &quot;;[.J21];&quot; &quot;;[.K21];&quot; &quot;;[.L21])" office:value-type="string" office:string-value="any permanent old preventative device" calcext:value-type="string">
            <text:p>any permanent old preventative device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22];&quot; &quot;;[.I22];&quot; &quot;;[.J22];&quot; &quot;;[.K22];&quot; &quot;;[.L22])" office:value-type="string" office:string-value="a extra old emotional device" calcext:value-type="string">
            <text:p>a extra old emotional device</text:p>
          </table:table-cell>
        </table:table-row>
        <table:table-row table:style-name="ro1">
          <table:table-cell/>
          <table:table-cell office:value-type="string" calcext:value-type="string">
            <text:p>possible</text:p>
          </table:table-cell>
          <table:table-cell table:number-columns-repeated="5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3];&quot; &quot;;[.I23];&quot; &quot;;[.J23];&quot; &quot;;[.K23];&quot; &quot;;[.L23])" office:value-type="string" office:string-value="the major horrendous wooden tree" calcext:value-type="string">
            <text:p>the major horrendous wooden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4];&quot; &quot;;[.I24];&quot; &quot;;[.J24];&quot; &quot;;[.K24];&quot; &quot;;[.L24])" office:value-type="string" office:string-value="those best old vegetarian symbol" calcext:value-type="string">
            <text:p>those best old vegetaria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5];&quot; &quot;;[.I25];&quot; &quot;;[.J25];&quot; &quot;;[.K25];&quot; &quot;;[.L25])" office:value-type="string" office:string-value="any next hairy nuclear space" calcext:value-type="string">
            <text:p>any next hairy nuclear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6];&quot; &quot;;[.I26];&quot; &quot;;[.J26];&quot; &quot;;[.K26];&quot; &quot;;[.L26])" office:value-type="string" office:string-value="a next fast federal tree" calcext:value-type="string">
            <text:p>a next fast federal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7];&quot; &quot;;[.I27];&quot; &quot;;[.J27];&quot; &quot;;[.K27];&quot; &quot;;[.L27])" office:value-type="string" office:string-value="any average smart nuclear symbol" calcext:value-type="string">
            <text:p>any average smart nuclear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8];&quot; &quot;;[.I28];&quot; &quot;;[.J28];&quot; &quot;;[.K28];&quot; &quot;;[.L28])" office:value-type="string" office:string-value="another best fast preventative tree" calcext:value-type="string">
            <text:p>another best fast preventative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9];&quot; &quot;;[.I29];&quot; &quot;;[.J29];&quot; &quot;;[.K29];&quot; &quot;;[.L29])" office:value-type="string" office:string-value="no wrong dangerous local tree" calcext:value-type="string">
            <text:p>no wrong dangerous local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30];&quot; &quot;;[.I30];&quot; &quot;;[.J30];&quot; &quot;;[.K30];&quot; &quot;;[.L30])" office:value-type="string" office:string-value="any next ugly Canadian one" calcext:value-type="string">
            <text:p>any next ugly Canadian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1];&quot; &quot;;[.I31];&quot; &quot;;[.J31];&quot; &quot;;[.K31];&quot; &quot;;[.L31])" office:value-type="string" office:string-value="my usual round electric food" calcext:value-type="string">
            <text:p>my usual round electric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32];&quot; &quot;;[.I32];&quot; &quot;;[.J32];&quot; &quot;;[.K32];&quot; &quot;;[.L32])" office:value-type="string" office:string-value="many rare old preventative plan" calcext:value-type="string">
            <text:p>many rare old preventative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3];&quot; &quot;;[.I33];&quot; &quot;;[.J33];&quot; &quot;;[.K33];&quot; &quot;;[.L33])" office:value-type="string" office:string-value="my major wealthy local color" calcext:value-type="string">
            <text:p>my major wealthy local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34];&quot; &quot;;[.I34];&quot; &quot;;[.J34];&quot; &quot;;[.K34];&quot; &quot;;[.L34])" office:value-type="string" office:string-value="no usual fast public symbol" calcext:value-type="string">
            <text:p>no usual fast public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35];&quot; &quot;;[.I35];&quot; &quot;;[.J35];&quot; &quot;;[.K35];&quot; &quot;;[.L35])" office:value-type="string" office:string-value="many different horrendous emotional rock" calcext:value-type="string">
            <text:p>many different horrendous emotional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6];&quot; &quot;;[.I36];&quot; &quot;;[.J36];&quot; &quot;;[.K36];&quot; &quot;;[.L36])" office:value-type="string" office:string-value="the perfect stubborn vegetarian food" calcext:value-type="string">
            <text:p>the perfect stubborn vegetaria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7];&quot; &quot;;[.I37];&quot; &quot;;[.J37];&quot; &quot;;[.K37];&quot; &quot;;[.L37])" office:value-type="string" office:string-value="no pure big nuclear color" calcext:value-type="string">
            <text:p>no pure big nuclear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8];&quot; &quot;;[.I38];&quot; &quot;;[.J38];&quot; &quot;;[.K38];&quot; &quot;;[.L38])" office:value-type="string" office:string-value="any other ugly nuclear food" calcext:value-type="string">
            <text:p>any other ugly nuclear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9];&quot; &quot;;[.I39];&quot; &quot;;[.J39];&quot; &quot;;[.K39];&quot; &quot;;[.L39])" office:value-type="string" office:string-value="a next lumpy emotional house" calcext:value-type="string">
            <text:p>a next lumpy emotional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2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0];&quot; &quot;;[.I40];&quot; &quot;;[.J40];&quot; &quot;;[.K40];&quot; &quot;;[.L40])" office:value-type="string" office:string-value="another same lovely nuclear device" calcext:value-type="string">
            <text:p>another same lovely nuclear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2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1];&quot; &quot;;[.I41];&quot; &quot;;[.J41];&quot; &quot;;[.K41];&quot; &quot;;[.L41])" office:value-type="string" office:string-value="any pure stubborn emotional device" calcext:value-type="string">
            <text:p>any pure stubborn emotion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2];&quot; &quot;;[.I42];&quot; &quot;;[.J42];&quot; &quot;;[.K42];&quot; &quot;;[.L42])" office:value-type="string" office:string-value="many wrong lovely local one" calcext:value-type="string">
            <text:p>many wrong lovely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43];&quot; &quot;;[.I43];&quot; &quot;;[.J43];&quot; &quot;;[.K43];&quot; &quot;;[.L43])" office:value-type="string" office:string-value="the best old religious rock" calcext:value-type="string">
            <text:p>the best old religious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44];&quot; &quot;;[.I44];&quot; &quot;;[.J44];&quot; &quot;;[.K44];&quot; &quot;;[.L44])" office:value-type="string" office:string-value="many first wealthy medical plan" calcext:value-type="string">
            <text:p>many first wealthy medical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2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5];&quot; &quot;;[.I45];&quot; &quot;;[.J45];&quot; &quot;;[.K45];&quot; &quot;;[.L45])" office:value-type="string" office:string-value="my basic ugly preventative one" calcext:value-type="string">
            <text:p>my basic ugly preventative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2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46];&quot; &quot;;[.I46];&quot; &quot;;[.J46];&quot; &quot;;[.K46];&quot; &quot;;[.L46])" office:value-type="string" office:string-value="no next dangerous vegetarian world" calcext:value-type="string">
            <text:p>no next dangerous vegetaria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7];&quot; &quot;;[.I47];&quot; &quot;;[.J47];&quot; &quot;;[.K47];&quot; &quot;;[.L47])" office:value-type="string" office:string-value="many correct stubborn federal device" calcext:value-type="string">
            <text:p>many correct stubborn feder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2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8];&quot; &quot;;[.I48];&quot; &quot;;[.J48];&quot; &quot;;[.K48];&quot; &quot;;[.L48])" office:value-type="string" office:string-value="many best round emotional one" calcext:value-type="string">
            <text:p>many best round emotional 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00-00-00</text:date>, <text:time style:data-style-name="N2" text:time-value="0000-00-00T00:00:01.541583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9-17T13:20:02.245000000</dc:date>
    <meta:editing-duration>PT29M59S</meta:editing-duration>
    <meta:editing-cycles>8</meta:editing-cycles>
    <meta:generator>LibreOffice/4.1.0.4$Windows_x86 LibreOffice_project/89ea49ddacd9aa532507cbf852f2bb22b1ace28</meta:generator>
    <meta:document-statistic meta:table-count="1" meta:cell-count="358" meta:object-count="0"/>
  </office:meta>
</office:document-meta>
</file>